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8000001540000011BCB63A0EA.gif" manifest:media-type="image/gif"/>
  <manifest:file-entry manifest:full-path="Pictures/10000201000001B1000002A98F4F71B3.png" manifest:media-type="image/png"/>
  <manifest:file-entry manifest:full-path="Pictures/10000000000002580000010650799E20.jpg" manifest:media-type="image/jpeg"/>
  <manifest:file-entry manifest:full-path="Pictures/10000000000000E80000015D82174AC3.jpg" manifest:media-type="image/jpeg"/>
  <manifest:file-entry manifest:full-path="Pictures/10000201000001600000004822B8347F.png" manifest:media-type="image/png"/>
  <manifest:file-entry manifest:full-path="Pictures/10000201000002DB000001C5489E129E.png" manifest:media-type="image/png"/>
  <manifest:file-entry manifest:full-path="Pictures/10000201000002AD000002B139906FCB.png" manifest:media-type="image/png"/>
  <manifest:file-entry manifest:full-path="Pictures/10000201000001E4000000C403ED8520.png" manifest:media-type="image/png"/>
  <manifest:file-entry manifest:full-path="Pictures/10000201000001F600000121E94D4C09.png" manifest:media-type="image/png"/>
  <manifest:file-entry manifest:full-path="Pictures/10000000000004630000031AE2659386.jpg" manifest:media-type="image/jpeg"/>
  <manifest:file-entry manifest:full-path="Pictures/100002010000031A00000463D1E2C9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起始：三好网技术架构演进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刘潇</text:span><text:span text:style-name="T1">@</text:span><text:span text:style-name="T1">三好网</text:span></text:p>
            <text:p text:style-name="P1"><text:span text:style-name="T1"/></text:p>
            <text:p text:style-name="P1"><text:span text:style-name="T1">2016-04-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1.一切的开始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“</text:span><text:span text:style-name="T1">我想要做一款产品，能够让老师和学生通过互联网进行一对一辅导”</text:span></text:p>
                <text:p text:style-name="P4"><text:span text:style-name="T1">——</text:span><text:span text:style-name="T1">seven</text:span></text:p>
                <text:p text:style-name="P5"><text:span text:style-name="T1"/></text:p>
                <text:p text:style-name="P5"><text:span text:style-name="T1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text-style-name="P6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<text:span text:style-name="T2">2.</text:span><text:span text:style-name="T2">初期试错</text:span></text:p>
              </text:list-header>
              <text:list-item>
                <text:p><text:span text:style-name="T3">简单的技术选型</text:span></text:p>
              </text:list-item>
            </text:list>
          </draw:text-box>
        </draw:frame>
        <draw:frame draw:style-name="gr2" draw:text-style-name="P7" draw:layer="layout" svg:width="11.134cm" svg:height="15.748cm" svg:x="10.4cm" svg:y="3.4cm">
          <draw:image xlink:href="Pictures/100002010000031A00000463D1E2C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</text:list-header>
              <text:list-item>
                <text:p><text:span text:style-name="T3">做什么？</text:span></text:p>
                <text:p><text:span text:style-name="T3">模式的选择：</text:span><text:span text:style-name="T3">O2O</text:span><text:span text:style-name="T3">、</text:span><text:span text:style-name="T3">C2C</text:span><text:span text:style-name="T3">、</text:span><text:span text:style-name="T3">B2C</text:span><text:span text:style-name="T3">？</text:span></text:p>
                <text:p><text:span text:style-name="T3">什么样的系统：开放式网站、封闭式系统？</text:span></text:p>
                <text:p><text:span text:style-name="T3">垂直领域定位：全品类、</text:span><text:span text:style-name="T3">K12</text:span><text:span text:style-name="T3">、职业教育、成人教育、留学教育？</text:span></text:p>
                <text:p><text:span text:style-name="T3">核心元素：教师、学生、时间抑或其他？</text:span></text:p>
                <text:p><text:span text:style-name="T3">如何上课：视频会议、图文互动、音视频聊天室（</text:span><text:span text:style-name="T3">QQ</text:span><text:span text:style-name="T3">）？</text:span></text:p>
                <text:p><text:span text:style-name="T3">收费模型：固定服务费（会员）、按照比例收费、增值服务？</text:span></text:p>
                <text:p><text:span text:style-name="T3">运营推广：推荐人体系、文章内容、社区运营？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</text:list-header>
              <text:list-item>
                <text:p><text:span text:style-name="T3">找一个相对成熟的开源产品进行二次开发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279cm" svg:height="7.644cm" svg:x="6.4cm" svg:y="7.556cm">
          <draw:image xlink:href="Pictures/10000201000001F600000121E94D4C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</text:list-header>
              <text:list-item>
                <text:p><text:span text:style-name="T3">开源系统二次开发遇到的困难</text:span></text:p>
                <text:p><text:span text:style-name="T3"/></text:p>
                <text:p><text:span text:style-name="T3">a.</text:span><text:span text:style-name="T3">详细阅读开源系统的源代码需要大量的时间</text:span></text:p>
                <text:p><text:span text:style-name="T3">b. </text:span><text:span text:style-name="T3">一些隐藏的</text:span><text:span text:style-name="T3">BUG</text:span><text:span text:style-name="T3">会造成安全隐患</text:span></text:p>
                <text:p><text:span text:style-name="T3">c. </text:span><text:span text:style-name="T3">商家、商品、库存、业务需求等细节的差异化</text:span></text:p>
                <text:p><text:span text:style-name="T3">d. </text:span><text:span text:style-name="T3">可扩展性与维护成本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3.V0.1的完成</text:p>
                <text:p><text:span text:style-name="T4"/></text:p>
              </text:list-header>
              <text:list-item>
                <text:p><text:span text:style-name="T4">面向过程混编</text:span></text:p>
              </text:list-item>
              <text:list-item>
                <text:p><text:span text:style-name="T4">简单封装，未使用任何框架</text:span></text:p>
              </text:list-item>
              <text:list-item>
                <text:p><text:span text:style-name="T4">sql</text:span><text:span text:style-name="T4">、</text:span><text:span text:style-name="T4">php</text:span><text:span text:style-name="T4">、</text:span><text:span text:style-name="T4">javascript</text:span><text:span text:style-name="T4">、存在于</text:span></text:p>
                <text:p><text:span text:style-name="T4">一个页面中</text:span></text:p>
              </text:list-item>
              <text:list-item>
                <text:p><text:span text:style-name="T4">选择教师时间片，每次点击都是</text:span></text:p>
                <text:p><text:span text:style-name="T4">一次</text:span><text:span text:style-name="T4">ajax</text:span><text:span text:style-name="T4">请求，操作数据库</text:span></text:p>
              </text:list-item>
              <text:list-item>
                <text:p><text:span text:style-name="T4">没有接入第三方支付，只是通过</text:span></text:p>
                <text:p><text:span text:style-name="T4">用户余额完成订单支付</text:span></text:p>
              </text:list-item>
              <text:list-item>
                <text:p><text:span text:style-name="T4">管理后台就在网站的跟目录下的</text:span></text:p>
                <text:p><text:span text:style-name="T4">admin</text:span><text:span text:style-name="T4">目录</text:span></text:p>
              </text:list-item>
              <text:list-item>
                <text:p><text:span text:style-name="T4">丑</text:span></text:p>
                <text:p/>
                <text:p><text:span text:style-name="T5"/></text:p>
                <text:p/>
                <text:p/>
              </text:list-item>
            </text:list>
          </draw:text-box>
        </draw:frame>
        <draw:frame draw:style-name="gr2" draw:text-style-name="P7" draw:layer="layout" svg:width="14.307cm" svg:height="14.39cm" svg:x="13.093cm" svg:y="4.01cm">
          <draw:image xlink:href="Pictures/10000201000002AD000002B139906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4.团队开发</text:p>
              </text:list-header>
              <text:list-item>
                <text:p><text:span text:style-name="T4">不是一个人在战斗</text:span></text:p>
              </text:list-item>
              <text:list-item>
                <text:p><text:span text:style-name="T4">拆分、规范、扩展</text:span></text:p>
              </text:list-item>
              <text:list-item>
                <text:p><text:span text:style-name="T4">SOA</text:span></text:p>
              </text:list-item>
              <text:list-item>
                <text:p><text:span text:style-name="T4">业务闭环</text:span></text:p>
              </text:list-item>
              <text:list-item>
                <text:p><text:span text:style-name="T4">搭建局域网测试环境、</text:span></text:p>
                <text:p><text:span text:style-name="T4">Wiki</text:span></text:p>
              </text:list-item>
              <text:list-item>
                <text:p><text:span text:style-name="T4">流程图</text:span></text:p>
              </text:list-item>
              <text:list-item>
                <text:p><text:span text:style-name="T4">FTP</text:span></text:p>
              </text:list-item>
              <text:list-item>
                <text:p><text:span text:style-name="T4">工作进度表</text:span></text:p>
              </text:list-item>
              <text:list-item>
                <text:p><text:span text:style-name="T4">V1.0</text:span><text:span text:style-name="T4">完成开发！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7.096cm" svg:height="10.595cm" svg:x="9.6cm" svg:y="3.6cm">
          <draw:image xlink:href="Pictures/10000201000002DB000001C5489E1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5.业务体系</text:p>
              </text:list-header>
              <text:list-item>
                <text:p><text:span text:style-name="T4">业务平台的开发完成只是开始</text:span></text:p>
              </text:list-item>
              <text:list-item>
                <text:p><text:span text:style-name="T4">音视频服务的接入</text:span></text:p>
              </text:list-item>
              <text:list-item>
                <text:p><text:span text:style-name="T4">硬件的生产制造</text:span></text:p>
              </text:list-item>
              <text:list-item>
                <text:p><text:span text:style-name="T4">整个业务链的整体打通</text:span></text:p>
              </text:list-item>
              <text:list-item>
                <text:p><text:span text:style-name="T4">网站功能的丰富与完善</text:span></text:p>
              </text:list-item>
              <text:list-item>
                <text:p><text:span text:style-name="T4">亲爱的涛哥接手运维工作，版本控制、发布系统、</text:span><text:span text:style-name="T4">Bug</text:span><text:span text:style-name="T4">系统，规范化、流程化</text:span></text:p>
              </text:list-item>
              <text:list-item>
                <text:p><text:span text:style-name="T4">微信端与</text:span><text:span text:style-name="T4">M</text:span><text:span text:style-name="T4">站</text:span></text:p>
              </text:list-item>
              <text:list-item>
                <text:p><text:span text:style-name="T4">各抒己见，无穷的</text:span><text:span text:style-name="T4">idea</text:span><text:span text:style-name="T4">，无尽的开发</text:span></text:p>
              </text:list-item>
              <text:list-item>
                <text:p><text:span text:style-name="T4">黑暗中前行</text:span></text:p>
              </text:list-item>
              <text:list-item>
                <text:p><text:span text:style-name="T4">发现问题，解决问题</text:span></text:p>
              </text:list-item>
              <text:list-item>
                <text:p><text:span text:style-name="T4">改！改！改！重要的事情要说三遍</text:span></text:p>
              </text:list-item>
              <text:list-item>
                <text:p><text:span text:style-name="T4">三好网邀请测试开始！</text:span></text:p>
                <text:p/>
                <text:p/>
              </text:list-item>
            </text:list>
          </draw:text-box>
        </draw:frame>
        <draw:frame draw:style-name="gr2" draw:text-style-name="P7" draw:layer="layout" svg:width="9.312cm" svg:height="1.904cm" svg:x="14.323cm" svg:y="4.616cm">
          <draw:image xlink:href="Pictures/10000201000001600000004822B83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6.正式上线</text:p>
              </text:list-header>
              <text:list-item>
                <text:p><text:span text:style-name="T4">整个系统在显示环境中运行远比想象中复杂，无论是硬件、音视频还是系统本身都经受着各种小白鼠的测试</text:span></text:p>
              </text:list-item>
              <text:list-item>
                <text:p><text:span text:style-name="T4">“</text:span><text:span text:style-name="T4">有</text:span><text:span text:style-name="T4">BUG</text:span><text:span text:style-name="T4">？这不可能……”</text:span></text:p>
              </text:list-item>
              <text:list-item>
                <text:p><text:span text:style-name="T4">“</text:span><text:span text:style-name="T4">我的环境下正常啊”</text:span></text:p>
              </text:list-item>
              <text:list-item>
                <text:p><text:span text:style-name="T4">“</text:span><text:span text:style-name="T4">这是什么浏览器？”</text:span></text:p>
              </text:list-item>
              <text:list-item>
                <text:p><text:span text:style-name="T4">“</text:span><text:span text:style-name="T4">什么时候改的？”</text:span></text:p>
              </text:list-item>
              <text:list-item>
                <text:p><text:span text:style-name="T4">“</text:span><text:span text:style-name="T4">这代码谁写的？”</text:span></text:p>
              </text:list-item>
              <text:list-item>
                <text:p><text:span text:style-name="T4">“</text:span><text:span text:style-name="T4">上线查下……”</text:span></text:p>
              </text:list-item>
              <text:list-item>
                <text:p><text:span text:style-name="T4">“</text:span><text:span text:style-name="T4">这不科学！！！”</text:span></text:p>
              </text:list-item>
              <text:list-item>
                <text:p><text:span text:style-name="T4">“</text:span><text:span text:style-name="T4">是支付宝的问题……”</text:span></text:p>
              </text:list-item>
              <text:list-item>
                <text:p><text:span text:style-name="T4">接口在增加、代码在增加、用户量也在增加</text:span></text:p>
              </text:list-item>
            </text:list>
          </draw:text-box>
        </draw:frame>
        <draw:frame draw:style-name="gr2" draw:text-style-name="P7" draw:layer="layout" svg:width="6.137cm" svg:height="9.233cm" svg:x="16.6cm" svg:y="5.767cm">
          <draw:image xlink:href="Pictures/10000000000000E80000015D82174A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7.兼顾APP</text:p>
              </text:list-header>
              <text:list-item>
                <text:p><text:span text:style-name="T4">随着</text:span><text:span text:style-name="T4">M</text:span><text:span text:style-name="T4">站的上线，</text:span><text:span text:style-name="T4">App</text:span><text:span text:style-name="T4">开发提上日程</text:span></text:p>
              </text:list-item>
              <text:list-item>
                <text:p><text:span text:style-name="T4">API</text:span><text:span text:style-name="T4">真正意义上在对外提供服务</text:span></text:p>
              </text:list-item>
              <text:list-item>
                <text:p><text:span text:style-name="T4">长时间迭代导致的文档更新缺失，沟通的不便利性导致一系列问题</text:span></text:p>
              </text:list-item>
              <text:list-item>
                <text:p><text:span text:style-name="T4">数量庞大的接口文档，也让新加入的开发同学表示亚历山大</text:span></text:p>
              </text:list-item>
              <text:list-item>
                <text:p><text:span text:style-name="T4">重用与差异化需要取舍</text:span></text:p>
              </text:list-item>
              <text:list-item>
                <text:p><text:span text:style-name="T4">各类兼容性问题</text:span></text:p>
                <text:p><text:span text:style-name="T4"/></text:p>
                <text:p/>
                <text:p/>
              </text:list-item>
            </text:list>
          </draw:text-box>
        </draw:frame>
        <draw:frame draw:style-name="gr2" draw:text-style-name="P7" draw:layer="layout" svg:width="16.166cm" svg:height="7.058cm" svg:x="8.4cm" svg:y="11cm">
          <draw:image xlink:href="Pictures/10000000000002580000010650799E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8.改变</text:p>
              </text:list-header>
              <text:list-item>
                <text:p><text:span text:style-name="T4">面对接踵而来的问题，改变成为必然</text:span></text:p>
              </text:list-item>
              <text:list-item>
                <text:p><text:span text:style-name="T4">存储优化</text:span></text:p>
              </text:list-item>
              <text:list-item>
                <text:p><text:span text:style-name="T4">缓存、消息队列、新框架、新的版本控制</text:span></text:p>
              </text:list-item>
              <text:list-item>
                <text:p><text:span text:style-name="T4">系统异步化、异构化、（微？）服务化</text:span></text:p>
              </text:list-item>
              <text:list-item>
                <text:p><text:span text:style-name="T4">环境改变，架构也在逐渐变化</text:span></text:p>
              </text:list-item>
              <text:list-item>
                <text:p><text:span text:style-name="T4">循环调用、慢查询处理、</text:span><text:span text:style-name="T4">SQL</text:span><text:span text:style-name="T4">拆分</text:span></text:p>
              </text:list-item>
              <text:list-item>
                <text:p><text:span text:style-name="T4">架构层级合并</text:span></text:p>
              </text:list-item>
              <text:list-item>
                <text:p><text:span text:style-name="T4">并发问题处理</text:span></text:p>
              </text:list-item>
              <text:list-item>
                <text:p><text:span text:style-name="T4">高可用</text:span></text:p>
              </text:list-item>
              <text:list-item>
                <text:p><text:span text:style-name="T4">安全</text:span></text:p>
              </text:list-item>
              <text:list-item>
                <text:p><text:span text:style-name="T4">重构</text:span></text:p>
                <text:p><text:span text:style-name="T4"/></text:p>
                <text:p/>
                <text:p/>
              </text:list-item>
            </text:list>
          </draw:text-box>
        </draw:frame>
        <draw:frame draw:style-name="gr2" draw:text-style-name="P7" draw:layer="layout" svg:width="11.455cm" svg:height="18.017cm" svg:x="15cm" svg:y="1.4cm">
          <draw:image xlink:href="Pictures/10000201000001B1000002A98F4F7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7" draw:layer="layout" svg:width="27.999cm" svg:height="19.795cm" svg:x="0.001cm" svg:y="0cm">
          <draw:image xlink:href="Pictures/10000000000004630000031AE26593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9.现在</text:p>
              </text:list-header>
              <text:list-item>
                <text:p><text:span text:style-name="T4">满足业务需求、相对稳定的版本迭代</text:span></text:p>
              </text:list-item>
              <text:list-item>
                <text:p><text:span text:style-name="T4">技术债务的偿还（重构、迁移）</text:span></text:p>
              </text:list-item>
              <text:list-item>
                <text:p><text:span text:style-name="T4">持续的优化</text:span></text:p>
              </text:list-item>
              <text:list-item>
                <text:p><text:span text:style-name="T4">新技术的尝试</text:span></text:p>
              </text:list-item>
              <text:list-item>
                <text:p><text:span text:style-name="T4">尽量远离重复劳动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7.585cm" svg:height="7.12cm" svg:x="4.6cm" svg:y="11.192cm">
          <draw:image xlink:href="Pictures/10000201000001E4000000C403ED8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4" draw:layer="layout" svg:width="24.999cm" svg:height="17.6cm" svg:x="1.6cm" svg:y="1.8cm" presentation:class="outline" presentation:user-transformed="true">
          <draw:text-box>
            <text:list text:style-name="L3">
              <text:list-header>
                <text:p>10.未来</text:p>
              </text:list-header>
              <text:list-item>
                <text:p><text:span text:style-name="T4">更加智能化的代码生成</text:span></text:p>
              </text:list-item>
              <text:list-item>
                <text:p><text:span text:style-name="T4">全面、高覆盖率的自动化测试</text:span></text:p>
              </text:list-item>
              <text:list-item>
                <text:p><text:span text:style-name="T4">更多新技术的尝试</text:span></text:p>
              </text:list-item>
              <text:list-item>
                <text:p><text:span text:style-name="T4">更加简单高效的工作模式（业务流程规范）</text:span></text:p>
              </text:list-item>
              <text:list-item>
                <text:p><text:span text:style-name="T4">在完成的基础上，更多追求细节与原理</text:span></text:p>
              </text:list-item>
            </text:list>
          </draw:text-box>
        </draw:frame>
        <draw:frame draw:style-name="gr2" draw:text-style-name="P7" draw:layer="layout" svg:width="8.995cm" svg:height="7.487cm" svg:x="8.3cm" svg:y="10.613cm">
          <draw:image xlink:href="Pictures/10000008000001540000011BCB63A0E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4:48:41.491905162</meta:creation-date>
    <dc:date>2016-04-22T20:31:53.060904425</dc:date>
    <meta:editing-duration>PT2H51M50S</meta:editing-duration>
    <meta:editing-cycles>14</meta:editing-cycles>
    <meta:generator>LibreOffice/4.4.2.2$Linux_X86_64 LibreOffice_project/40m0$Build-2</meta:generator>
    <meta:document-statistic meta:object-count="78"/>
  </office:meta>
</office:document-meta>
</file>